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fo:font-weight="bold" officeooo:rsid="00428f11" officeooo:paragraph-rsid="0048bc5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6f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e2ab6" officeooo:paragraph-rsid="00552594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margin-top="0cm" fo:margin-bottom="0cm" loext:contextual-spacing="false"/>
      <style:text-properties style:font-name="Nimbus Sans L" fo:font-size="12pt" style:text-underline-style="none" fo:font-weight="normal" officeooo:rsid="004731f1" officeooo:paragraph-rsid="004e2ab6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top="0cm" fo:margin-bottom="0cm" loext:contextual-spacing="false"/>
      <style:text-properties style:font-name="Nimbus Sans L" fo:font-size="12pt" fo:font-weight="normal" officeooo:rsid="0046c3b3" officeooo:paragraph-rsid="0048bc5f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top="0cm" fo:margin-bottom="0cm" loext:contextual-spacing="false"/>
      <style:text-properties style:font-name="Nimbus Sans L" officeooo:paragraph-rsid="00428f11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officeooo:rsid="00428f11" officeooo:paragraph-rsid="004731f1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731f1" officeooo:paragraph-rsid="004731f1" style:font-size-asian="12pt" style:font-size-complex="12pt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731f1" officeooo:paragraph-rsid="00610df9" style:font-size-asian="12pt" style:font-size-complex="12pt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610df9" officeooo:paragraph-rsid="00610df9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48bc5f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4b5f26"/>
    </style:style>
    <style:style style:name="P19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2e8f86"/>
    </style:style>
    <style:style style:name="T6" style:family="text">
      <style:text-properties fo:font-weight="normal" officeooo:rsid="00420d06" style:font-weight-asian="normal" style:font-weight-complex="normal"/>
    </style:style>
    <style:style style:name="T7" style:family="text">
      <style:text-properties style:font-name="Nimbus Sans L" fo:font-size="12pt" fo:font-weight="bold" officeooo:rsid="0048bc5f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fo:font-weight="bold" officeooo:rsid="005e0755" style:font-size-asian="12pt" style:font-weight-asian="bold" style:font-size-complex="12pt" style:font-weight-complex="bold"/>
    </style:style>
    <style:style style:name="T9" style:family="text">
      <style:text-properties style:font-name="Nimbus Sans L" fo:font-size="12pt" style:font-size-asian="12pt" style:font-size-complex="12pt"/>
    </style:style>
    <style:style style:name="T10" style:family="text">
      <style:text-properties style:font-name="Nimbus Sans L" fo:font-size="12pt" officeooo:rsid="0048bc5f" style:font-size-asian="12pt" style:font-size-complex="12pt"/>
    </style:style>
    <style:style style:name="T11" style:family="text">
      <style:text-properties style:font-name="Nimbus Sans L" fo:font-size="12pt" officeooo:rsid="004b5f26" style:font-size-asian="12pt" style:font-size-complex="12pt"/>
    </style:style>
    <style:style style:name="T12" style:family="text">
      <style:text-properties style:font-name="Nimbus Sans L" fo:font-size="12pt" fo:font-weight="normal" officeooo:rsid="004507df" style:font-size-asian="12pt" style:font-weight-asian="normal" style:font-size-complex="12pt" style:font-weight-complex="normal"/>
    </style:style>
    <style:style style:name="T13" style:family="text">
      <style:text-properties style:font-name="Nimbus Sans L" fo:font-size="12pt" fo:font-weight="normal" officeooo:rsid="0034c36d" style:font-size-asian="12pt" style:font-weight-asian="normal" style:font-size-complex="12pt" style:font-weight-complex="normal"/>
    </style:style>
    <style:style style:name="T14" style:family="text">
      <style:text-properties officeooo:rsid="004731f1"/>
    </style:style>
    <style:style style:name="T15" style:family="text">
      <style:text-properties style:text-underline-style="solid" style:text-underline-width="auto" style:text-underline-color="font-color" fo:font-weight="bold" officeooo:rsid="00428f11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4e2ab6" style:font-weight-asian="bold" style:font-weight-complex="bold"/>
    </style:style>
    <style:style style:name="T17" style:family="text">
      <style:text-properties officeooo:rsid="004e6ffb"/>
    </style:style>
    <style:style style:name="T18" style:family="text">
      <style:text-properties style:text-position="0% 100%" fo:font-weight="bold" officeooo:rsid="00a65559" style:font-weight-asian="bold" style:font-weight-complex="bold"/>
    </style:style>
    <style:style style:name="T19" style:family="text">
      <style:text-properties style:text-position="0% 100%" fo:font-weight="normal" officeooo:rsid="00a65559" style:font-weight-asian="normal" style:font-weight-complex="normal"/>
    </style:style>
    <style:style style:name="T20" style:family="text">
      <style:text-properties officeooo:rsid="00610df9"/>
    </style:style>
    <style:style style:name="T21" style:family="text">
      <style:text-properties officeooo:rsid="00616139"/>
    </style:style>
    <style:style style:name="T22" style:family="text">
      <style:text-properties officeooo:rsid="00631e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title>Minyon Falls Loop - Cub Hike - V1.1</text:title></text:p>
      <text:p text:style-name="P3">Phil Shepherd – <text:span text:style-name="T22">Jul 2019</text:span></text:p>
      <text:p text:style-name="P2"/>
      <text:p text:style-name="P4"><text:span text:style-name="T4">MAP:<text:tab/><text:tab/><text:tab/></text:span><text:span text:style-name="T6">Huonbrook 9540-1N</text:span><text:line-break/><text:span text:style-name="T18">Grid Ref Zone:<text:tab/></text:span><text:span text:style-name="T19">MGRS </text:span><text:span text:style-name="T2">56JNP.</text:span></text:p>
      <text:p text:style-name="P8"/>
      <text:p text:style-name="P12"><text:span text:style-name="T16">Hike - </text:span><text:span text:style-name="T15">Minyon Falls Loop</text:span></text:p>
      <text:p text:style-name="P9"/>
      <text:p text:style-name="P10"><text:span text:style-name="T3">6.5Km</text:span>, around 330m descent/ascent</text:p>
      <text:p text:style-name="P6"/>
      <text:p text:style-name="P7"><text:span text:style-name="T17">A </text:span>popular well maintained hike.<text:line-break/><text:span text:style-name="T14">Care needs to be taken at the top of the falls.</text:span></text:p>
      <text:p text:style-name="P7"/>
      <text:list xml:id="list4156595162" text:style-name="L1">
        <text:list-item>
          <text:p text:style-name="P13"><text:span text:style-name="T9">Start at the </text:span><text:span text:style-name="T13">Minyon Falls </text:span><text:span text:style-name="T12">L</text:span><text:span text:style-name="T13">ookout </text:span><text:span text:style-name="T9">parking area (3812 3497).</text:span></text:p>
        </text:list-item>
        <text:list-item>
          <text:p text:style-name="P14">Follow the track that heads South down the West side of the valley headed by Minyon Falls.</text:p>
        </text:list-item>
        <text:list-item>
          <text:p text:style-name="P14">After about 1.5Km there is a junction (3795 3366). <text:s/>The right hand fork can be followed as a short detour to view <text:s/>Condong Falls (3774 3353)</text:p>
        </text:list-item>
        <text:list-item>
          <text:p text:style-name="P14">Take the left hand fork, and head steeply downhill.</text:p>
        </text:list-item>
        <text:list-item>
          <text:p text:style-name="P15">After about 2Km, <text:span text:style-name="T20">just before you arrive at the creek there is a junction (3825 3474). <text:s/>Take the right hand fork, it leads to an easier creek crossing than the left hand fork.</text:span></text:p>
        </text:list-item>
        <text:list-item>
          <text:p text:style-name="P15"><text:span text:style-name="T20">Cross the creek, to the major junction (</text:span>382<text:span text:style-name="T20">7</text:span> 3477<text:span text:style-name="T20">), which is marked by posts and small red triangles. <text:s/>Take the left hand fork towards the base of Minyon Falls.</text:span></text:p>
        </text:list-item>
        <text:list-item>
          <text:p text:style-name="P16">Some tricky scrambling, and route finding, is marked by red triangles. <text:s/>It’s easy to take the wrong path, so keep a sharp look out for the next red triangle.</text:p>
        </text:list-item>
        <text:list-item>
          <text:p text:style-name="P14"><text:span text:style-name="T20">Finally </text:span>arrive at the base of Minyon Falls (3817 3482).</text:p>
        </text:list-item>
        <text:list-item>
          <text:p text:style-name="P16">Having enjoyed the view, back track to the major junction (<text:span text:style-name="T14">382</text:span>7<text:span text:style-name="T14"> 3477</text:span>)</text:p>
        </text:list-item>
        <text:list-item>
          <text:p text:style-name="P14"><text:span text:style-name="T21">Follow the obvious track </text:span>South East up the eastern flank <text:span text:style-name="T21">of</text:span> the valley.</text:p>
        </text:list-item>
        <text:list-item>
          <text:p text:style-name="P17"><text:span text:style-name="T9">After about 1.5Km arrive at Minyon </text:span><text:span text:style-name="T10">Grass Road</text:span><text:span text:style-name="T9"> </text:span><text:span text:style-name="T10">(3893 3412)</text:span><text:span text:style-name="T9">. <text:s/></text:span><text:span text:style-name="T10">A dirt road with parking </text:span><text:span text:style-name="T7">(A car shuttle could be used </text:span><text:span text:style-name="T8">from here </text:span><text:span text:style-name="T7">to shorten the walk).</text:span></text:p>
        </text:list-item>
        <text:list-item>
          <text:p text:style-name="P18"><text:span text:style-name="T10">Head North up the “</text:span><text:span text:style-name="T11">Minyon Grass Road” and then Minyon Falls Road. I</text:span><text:span text:style-name="T10">t is about 1Km to the Minyon Falls Lookout parking area.</text:span></text:p>
        </text:list-item>
      </text:list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inyon Falls Loop - Cub Hike - V1.1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9-06-17T06:04:48.548414879</dc:date>
    <meta:editing-duration>PT3H13M57S</meta:editing-duration>
    <meta:editing-cycles>53</meta:editing-cycles>
    <dc:title>Minyon Falls Loop - Cub Hike - V1.1</dc:title>
    <meta:document-statistic meta:table-count="0" meta:image-count="0" meta:object-count="0" meta:page-count="1" meta:paragraph-count="19" meta:word-count="305" meta:character-count="1597" meta:non-whitespace-character-count="1313"/>
  </office:meta>
</office:document-meta>
</file>